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main() {</text:p>
      <text:p text:style-name="Standard"><text:s text:c="2"/>int n, reversed = 0, remainder, original;</text:p>
      <text:p text:style-name="Standard"><text:s text:c="4"/>printf("Enter an integer: ");</text:p>
      <text:p text:style-name="Standard"><text:s text:c="4"/>scanf("%d", &amp;n);</text:p>
      <text:p text:style-name="Standard"><text:s text:c="4"/>original = n;</text:p>
      <text:p text:style-name="Standard"/>
      <text:p text:style-name="Standard"><text:s text:c="4"/>// reversed integer is stored in reversed variable</text:p>
      <text:p text:style-name="Standard"><text:s text:c="4"/>while (n != 0) {</text:p>
      <text:p text:style-name="Standard"><text:s text:c="8"/>remainder = n % 10;</text:p>
      <text:p text:style-name="Standard"><text:s text:c="8"/>reversed = reversed * 10 + remainder;</text:p>
      <text:p text:style-name="Standard"><text:s text:c="8"/>n /= 10;</text:p>
      <text:p text:style-name="Standard"><text:s text:c="4"/>}</text:p>
      <text:p text:style-name="Standard"/>
      <text:p text:style-name="Standard"><text:s text:c="4"/>// palindrome if orignal and reversed are equal</text:p>
      <text:p text:style-name="Standard"><text:s text:c="4"/>if (original == reversed)</text:p>
      <text:p text:style-name="Standard"><text:s text:c="8"/>printf("%d is a palindrome.", original);</text:p>
      <text:p text:style-name="Standard"><text:s text:c="4"/>else</text:p>
      <text:p text:style-name="Standard"><text:s text:c="8"/>printf("%d is not a palindrome.", original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0:20:00.995186951</meta:creation-date>
    <dc:date>2024-07-10T10:26:10.085155903</dc:date>
    <meta:editing-duration>PT6M11S</meta:editing-duration>
    <meta:editing-cycles>1</meta:editing-cycles>
    <meta:document-statistic meta:table-count="0" meta:image-count="0" meta:object-count="0" meta:page-count="1" meta:paragraph-count="19" meta:word-count="77" meta:character-count="512" meta:non-whitespace-character-count="372"/>
    <meta:generator>LibreOffice/6.4.7.2$Linux_X86_64 LibreOffice_project/40$Build-2</meta:generator>
  </office:meta>
</office:document-meta>
</file>